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ilk" table:style-name="ta1">
        <table:shapes>
          <draw:frame draw:z-index="0" draw:style-name="gr1" draw:text-style-name="P1" svg:width="864pt" svg:height="576pt" svg:x="265.66pt" svg:y="0pt">
            <loext:p draw:notify-on-update-of-ranges="milk.A1:milk.A1 milk.A2:milk.A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lor de ángulo calculado</text:p>
          </table:table-cell>
          <table:table-cell/>
        </table:table-row>
        <table:table-row table:style-name="ro1">
          <table:table-cell office:value-type="float" office:value="39.8872" calcext:value-type="float">
            <text:p>39.887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5857" calcext:value-type="float">
            <text:p>41.58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0051" calcext:value-type="float">
            <text:p>41.00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7563" calcext:value-type="float">
            <text:p>40.75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4789" calcext:value-type="float">
            <text:p>42.47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7505" calcext:value-type="float">
            <text:p>41.75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819" calcext:value-type="float">
            <text:p>40.8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.8885" calcext:value-type="float">
            <text:p>43.88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.4729" calcext:value-type="float">
            <text:p>43.47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.1188" calcext:value-type="float">
            <text:p>43.11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.3702" calcext:value-type="float">
            <text:p>39.37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798" calcext:value-type="float">
            <text:p>41.7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.072" calcext:value-type="float">
            <text:p>39.07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9451" calcext:value-type="float">
            <text:p>40.94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6187" calcext:value-type="float">
            <text:p>42.61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.4261" calcext:value-type="float">
            <text:p>39.42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5625" calcext:value-type="float">
            <text:p>40.56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0165" calcext:value-type="float">
            <text:p>40.01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.3555" calcext:value-type="float">
            <text:p>39.35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7.9459" calcext:value-type="float">
            <text:p>37.945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7.4366" calcext:value-type="float">
            <text:p>37.436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5341" calcext:value-type="float">
            <text:p>40.53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8217" calcext:value-type="float">
            <text:p>40.82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178" calcext:value-type="float">
            <text:p>40.17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.0299" calcext:value-type="float">
            <text:p>43.02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3472" calcext:value-type="float">
            <text:p>41.347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.7268" calcext:value-type="float">
            <text:p>43.72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6885" calcext:value-type="float">
            <text:p>41.68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3725" calcext:value-type="float">
            <text:p>44.37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3183" calcext:value-type="float">
            <text:p>44.318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9334" calcext:value-type="float">
            <text:p>40.93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042" calcext:value-type="float">
            <text:p>41.0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5889" calcext:value-type="float">
            <text:p>42.58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888" calcext:value-type="float">
            <text:p>42.8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4717" calcext:value-type="float">
            <text:p>40.47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0071" calcext:value-type="float">
            <text:p>41.007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3875" calcext:value-type="float">
            <text:p>41.38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6521" calcext:value-type="float">
            <text:p>41.65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7589" calcext:value-type="float">
            <text:p>42.7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5473" calcext:value-type="float">
            <text:p>41.547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1273" calcext:value-type="float">
            <text:p>40.127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6442" calcext:value-type="float">
            <text:p>41.64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8887" calcext:value-type="float">
            <text:p>40.88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7836" calcext:value-type="float">
            <text:p>40.78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.945" calcext:value-type="float">
            <text:p>38.9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.7946" calcext:value-type="float">
            <text:p>43.79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.5262" calcext:value-type="float">
            <text:p>43.52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9901" calcext:value-type="float">
            <text:p>40.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.7671" calcext:value-type="float">
            <text:p>38.767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4119" calcext:value-type="float">
            <text:p>40.4119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Cereal box" table:style-name="ta1">
        <table:shapes>
          <draw:frame draw:z-index="0" draw:style-name="gr1" draw:text-style-name="P1" svg:width="864pt" svg:height="576pt" svg:x="366.41pt" svg:y="0pt">
            <loext:p draw:notify-on-update-of-ranges="'Cereal box'.C1:'Cereal box'.C1 'Cereal box'.C2:'Cereal box'.C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Valor de ángulo calculado</text:p>
          </table:table-cell>
        </table:table-row>
        <table:table-row table:style-name="ro1">
          <table:table-cell office:value-type="float" office:value="45.9077" calcext:value-type="float">
            <text:p>45.9077</text:p>
          </table:table-cell>
          <table:table-cell office:value-type="float" office:value="45" calcext:value-type="float">
            <text:p>45</text:p>
          </table:table-cell>
          <table:table-cell table:formula="of:=ABS([.A2])" office:value-type="float" office:value="45.9077" calcext:value-type="float">
            <text:p>45.9077</text:p>
          </table:table-cell>
        </table:table-row>
        <table:table-row table:style-name="ro1">
          <table:table-cell office:value-type="float" office:value="45.9411" calcext:value-type="float">
            <text:p>45.9411</text:p>
          </table:table-cell>
          <table:table-cell office:value-type="float" office:value="45" calcext:value-type="float">
            <text:p>45</text:p>
          </table:table-cell>
          <table:table-cell table:formula="of:=ABS([.A3])" office:value-type="float" office:value="45.9411" calcext:value-type="float">
            <text:p>45.9411</text:p>
          </table:table-cell>
        </table:table-row>
        <table:table-row table:style-name="ro1">
          <table:table-cell office:value-type="float" office:value="46.0744" calcext:value-type="float">
            <text:p>46.0744</text:p>
          </table:table-cell>
          <table:table-cell office:value-type="float" office:value="45" calcext:value-type="float">
            <text:p>45</text:p>
          </table:table-cell>
          <table:table-cell table:formula="of:=ABS([.A4])" office:value-type="float" office:value="46.0744" calcext:value-type="float">
            <text:p>46.0744</text:p>
          </table:table-cell>
        </table:table-row>
        <table:table-row table:style-name="ro1">
          <table:table-cell office:value-type="float" office:value="45.894" calcext:value-type="float">
            <text:p>45.894</text:p>
          </table:table-cell>
          <table:table-cell office:value-type="float" office:value="45" calcext:value-type="float">
            <text:p>45</text:p>
          </table:table-cell>
          <table:table-cell table:formula="of:=ABS([.A5])" office:value-type="float" office:value="45.894" calcext:value-type="float">
            <text:p>45.894</text:p>
          </table:table-cell>
        </table:table-row>
        <table:table-row table:style-name="ro1">
          <table:table-cell office:value-type="float" office:value="46.0284" calcext:value-type="float">
            <text:p>46.0284</text:p>
          </table:table-cell>
          <table:table-cell office:value-type="float" office:value="45" calcext:value-type="float">
            <text:p>45</text:p>
          </table:table-cell>
          <table:table-cell table:formula="of:=ABS([.A6])" office:value-type="float" office:value="46.0284" calcext:value-type="float">
            <text:p>46.0284</text:p>
          </table:table-cell>
        </table:table-row>
        <table:table-row table:style-name="ro1">
          <table:table-cell office:value-type="float" office:value="-44.9636" calcext:value-type="float">
            <text:p>-44.9636</text:p>
          </table:table-cell>
          <table:table-cell office:value-type="float" office:value="45" calcext:value-type="float">
            <text:p>45</text:p>
          </table:table-cell>
          <table:table-cell table:formula="of:=ABS([.A7])" office:value-type="float" office:value="44.9636" calcext:value-type="float">
            <text:p>44.9636</text:p>
          </table:table-cell>
        </table:table-row>
        <table:table-row table:style-name="ro1">
          <table:table-cell office:value-type="float" office:value="-45.5367" calcext:value-type="float">
            <text:p>-45.5367</text:p>
          </table:table-cell>
          <table:table-cell office:value-type="float" office:value="45" calcext:value-type="float">
            <text:p>45</text:p>
          </table:table-cell>
          <table:table-cell table:formula="of:=ABS([.A8])" office:value-type="float" office:value="45.5367" calcext:value-type="float">
            <text:p>45.5367</text:p>
          </table:table-cell>
        </table:table-row>
        <table:table-row table:style-name="ro1">
          <table:table-cell office:value-type="float" office:value="-45.5436" calcext:value-type="float">
            <text:p>-45.5436</text:p>
          </table:table-cell>
          <table:table-cell office:value-type="float" office:value="45" calcext:value-type="float">
            <text:p>45</text:p>
          </table:table-cell>
          <table:table-cell table:formula="of:=ABS([.A9])" office:value-type="float" office:value="45.5436" calcext:value-type="float">
            <text:p>45.5436</text:p>
          </table:table-cell>
        </table:table-row>
        <table:table-row table:style-name="ro1">
          <table:table-cell office:value-type="float" office:value="-45.5201" calcext:value-type="float">
            <text:p>-45.5201</text:p>
          </table:table-cell>
          <table:table-cell office:value-type="float" office:value="45" calcext:value-type="float">
            <text:p>45</text:p>
          </table:table-cell>
          <table:table-cell table:formula="of:=ABS([.A10])" office:value-type="float" office:value="45.5201" calcext:value-type="float">
            <text:p>45.5201</text:p>
          </table:table-cell>
        </table:table-row>
        <table:table-row table:style-name="ro1">
          <table:table-cell office:value-type="float" office:value="-45.4707" calcext:value-type="float">
            <text:p>-45.4707</text:p>
          </table:table-cell>
          <table:table-cell office:value-type="float" office:value="45" calcext:value-type="float">
            <text:p>45</text:p>
          </table:table-cell>
          <table:table-cell table:formula="of:=ABS([.A11])" office:value-type="float" office:value="45.4707" calcext:value-type="float">
            <text:p>45.4707</text:p>
          </table:table-cell>
        </table:table-row>
        <table:table-row table:style-name="ro1">
          <table:table-cell office:value-type="float" office:value="-45.4915" calcext:value-type="float">
            <text:p>-45.4915</text:p>
          </table:table-cell>
          <table:table-cell office:value-type="float" office:value="45" calcext:value-type="float">
            <text:p>45</text:p>
          </table:table-cell>
          <table:table-cell table:formula="of:=ABS([.A12])" office:value-type="float" office:value="45.4915" calcext:value-type="float">
            <text:p>45.4915</text:p>
          </table:table-cell>
        </table:table-row>
        <table:table-row table:style-name="ro1">
          <table:table-cell office:value-type="float" office:value="-45.4716" calcext:value-type="float">
            <text:p>-45.4716</text:p>
          </table:table-cell>
          <table:table-cell office:value-type="float" office:value="45" calcext:value-type="float">
            <text:p>45</text:p>
          </table:table-cell>
          <table:table-cell table:formula="of:=ABS([.A13])" office:value-type="float" office:value="45.4716" calcext:value-type="float">
            <text:p>45.4716</text:p>
          </table:table-cell>
        </table:table-row>
        <table:table-row table:style-name="ro1">
          <table:table-cell office:value-type="float" office:value="-45.4878" calcext:value-type="float">
            <text:p>-45.4878</text:p>
          </table:table-cell>
          <table:table-cell office:value-type="float" office:value="45" calcext:value-type="float">
            <text:p>45</text:p>
          </table:table-cell>
          <table:table-cell table:formula="of:=ABS([.A14])" office:value-type="float" office:value="45.4878" calcext:value-type="float">
            <text:p>45.4878</text:p>
          </table:table-cell>
        </table:table-row>
        <table:table-row table:style-name="ro1">
          <table:table-cell office:value-type="float" office:value="-45.4824" calcext:value-type="float">
            <text:p>-45.4824</text:p>
          </table:table-cell>
          <table:table-cell office:value-type="float" office:value="45" calcext:value-type="float">
            <text:p>45</text:p>
          </table:table-cell>
          <table:table-cell table:formula="of:=ABS([.A15])" office:value-type="float" office:value="45.4824" calcext:value-type="float">
            <text:p>45.4824</text:p>
          </table:table-cell>
        </table:table-row>
        <table:table-row table:style-name="ro1">
          <table:table-cell office:value-type="float" office:value="-45.4631" calcext:value-type="float">
            <text:p>-45.4631</text:p>
          </table:table-cell>
          <table:table-cell office:value-type="float" office:value="45" calcext:value-type="float">
            <text:p>45</text:p>
          </table:table-cell>
          <table:table-cell table:formula="of:=ABS([.A16])" office:value-type="float" office:value="45.4631" calcext:value-type="float">
            <text:p>45.4631</text:p>
          </table:table-cell>
        </table:table-row>
        <table:table-row table:style-name="ro1">
          <table:table-cell office:value-type="float" office:value="-45.48" calcext:value-type="float">
            <text:p>-45.48</text:p>
          </table:table-cell>
          <table:table-cell office:value-type="float" office:value="45" calcext:value-type="float">
            <text:p>45</text:p>
          </table:table-cell>
          <table:table-cell table:formula="of:=ABS([.A17])" office:value-type="float" office:value="45.48" calcext:value-type="float">
            <text:p>45.48</text:p>
          </table:table-cell>
        </table:table-row>
        <table:table-row table:style-name="ro1">
          <table:table-cell office:value-type="float" office:value="-45.4763" calcext:value-type="float">
            <text:p>-45.4763</text:p>
          </table:table-cell>
          <table:table-cell office:value-type="float" office:value="45" calcext:value-type="float">
            <text:p>45</text:p>
          </table:table-cell>
          <table:table-cell table:formula="of:=ABS([.A18])" office:value-type="float" office:value="45.4763" calcext:value-type="float">
            <text:p>45.4763</text:p>
          </table:table-cell>
        </table:table-row>
        <table:table-row table:style-name="ro1">
          <table:table-cell office:value-type="float" office:value="-45.4629" calcext:value-type="float">
            <text:p>-45.4629</text:p>
          </table:table-cell>
          <table:table-cell office:value-type="float" office:value="45" calcext:value-type="float">
            <text:p>45</text:p>
          </table:table-cell>
          <table:table-cell table:formula="of:=ABS([.A19])" office:value-type="float" office:value="45.4629" calcext:value-type="float">
            <text:p>45.4629</text:p>
          </table:table-cell>
        </table:table-row>
        <table:table-row table:style-name="ro1">
          <table:table-cell office:value-type="float" office:value="-45.4658" calcext:value-type="float">
            <text:p>-45.4658</text:p>
          </table:table-cell>
          <table:table-cell office:value-type="float" office:value="45" calcext:value-type="float">
            <text:p>45</text:p>
          </table:table-cell>
          <table:table-cell table:formula="of:=ABS([.A20])" office:value-type="float" office:value="45.4658" calcext:value-type="float">
            <text:p>45.4658</text:p>
          </table:table-cell>
        </table:table-row>
        <table:table-row table:style-name="ro1">
          <table:table-cell office:value-type="float" office:value="-45.4534" calcext:value-type="float">
            <text:p>-45.4534</text:p>
          </table:table-cell>
          <table:table-cell office:value-type="float" office:value="45" calcext:value-type="float">
            <text:p>45</text:p>
          </table:table-cell>
          <table:table-cell table:formula="of:=ABS([.A21])" office:value-type="float" office:value="45.4534" calcext:value-type="float">
            <text:p>45.4534</text:p>
          </table:table-cell>
        </table:table-row>
        <table:table-row table:style-name="ro1">
          <table:table-cell office:value-type="float" office:value="-45.4703" calcext:value-type="float">
            <text:p>-45.4703</text:p>
          </table:table-cell>
          <table:table-cell office:value-type="float" office:value="45" calcext:value-type="float">
            <text:p>45</text:p>
          </table:table-cell>
          <table:table-cell table:formula="of:=ABS([.A22])" office:value-type="float" office:value="45.4703" calcext:value-type="float">
            <text:p>45.4703</text:p>
          </table:table-cell>
        </table:table-row>
        <table:table-row table:style-name="ro1">
          <table:table-cell office:value-type="float" office:value="-45.4771" calcext:value-type="float">
            <text:p>-45.4771</text:p>
          </table:table-cell>
          <table:table-cell office:value-type="float" office:value="45" calcext:value-type="float">
            <text:p>45</text:p>
          </table:table-cell>
          <table:table-cell table:formula="of:=ABS([.A23])" office:value-type="float" office:value="45.4771" calcext:value-type="float">
            <text:p>45.4771</text:p>
          </table:table-cell>
        </table:table-row>
        <table:table-row table:style-name="ro1">
          <table:table-cell office:value-type="float" office:value="-45.4301" calcext:value-type="float">
            <text:p>-45.4301</text:p>
          </table:table-cell>
          <table:table-cell office:value-type="float" office:value="45" calcext:value-type="float">
            <text:p>45</text:p>
          </table:table-cell>
          <table:table-cell table:formula="of:=ABS([.A24])" office:value-type="float" office:value="45.4301" calcext:value-type="float">
            <text:p>45.4301</text:p>
          </table:table-cell>
        </table:table-row>
        <table:table-row table:style-name="ro1">
          <table:table-cell office:value-type="float" office:value="-45.4422" calcext:value-type="float">
            <text:p>-45.4422</text:p>
          </table:table-cell>
          <table:table-cell office:value-type="float" office:value="45" calcext:value-type="float">
            <text:p>45</text:p>
          </table:table-cell>
          <table:table-cell table:formula="of:=ABS([.A25])" office:value-type="float" office:value="45.4422" calcext:value-type="float">
            <text:p>45.4422</text:p>
          </table:table-cell>
        </table:table-row>
        <table:table-row table:style-name="ro1">
          <table:table-cell office:value-type="float" office:value="-45.4529" calcext:value-type="float">
            <text:p>-45.4529</text:p>
          </table:table-cell>
          <table:table-cell office:value-type="float" office:value="45" calcext:value-type="float">
            <text:p>45</text:p>
          </table:table-cell>
          <table:table-cell table:formula="of:=ABS([.A26])" office:value-type="float" office:value="45.4529" calcext:value-type="float">
            <text:p>45.4529</text:p>
          </table:table-cell>
        </table:table-row>
        <table:table-row table:style-name="ro1">
          <table:table-cell office:value-type="float" office:value="-45.4366" calcext:value-type="float">
            <text:p>-45.4366</text:p>
          </table:table-cell>
          <table:table-cell office:value-type="float" office:value="45" calcext:value-type="float">
            <text:p>45</text:p>
          </table:table-cell>
          <table:table-cell table:formula="of:=ABS([.A27])" office:value-type="float" office:value="45.4366" calcext:value-type="float">
            <text:p>45.4366</text:p>
          </table:table-cell>
        </table:table-row>
        <table:table-row table:style-name="ro1">
          <table:table-cell office:value-type="float" office:value="-45.4528" calcext:value-type="float">
            <text:p>-45.4528</text:p>
          </table:table-cell>
          <table:table-cell office:value-type="float" office:value="45" calcext:value-type="float">
            <text:p>45</text:p>
          </table:table-cell>
          <table:table-cell table:formula="of:=ABS([.A28])" office:value-type="float" office:value="45.4528" calcext:value-type="float">
            <text:p>45.4528</text:p>
          </table:table-cell>
        </table:table-row>
        <table:table-row table:style-name="ro1">
          <table:table-cell office:value-type="float" office:value="-45.4673" calcext:value-type="float">
            <text:p>-45.4673</text:p>
          </table:table-cell>
          <table:table-cell office:value-type="float" office:value="45" calcext:value-type="float">
            <text:p>45</text:p>
          </table:table-cell>
          <table:table-cell table:formula="of:=ABS([.A29])" office:value-type="float" office:value="45.4673" calcext:value-type="float">
            <text:p>45.4673</text:p>
          </table:table-cell>
        </table:table-row>
        <table:table-row table:style-name="ro1">
          <table:table-cell office:value-type="float" office:value="-45.452" calcext:value-type="float">
            <text:p>-45.452</text:p>
          </table:table-cell>
          <table:table-cell office:value-type="float" office:value="45" calcext:value-type="float">
            <text:p>45</text:p>
          </table:table-cell>
          <table:table-cell table:formula="of:=ABS([.A30])" office:value-type="float" office:value="45.452" calcext:value-type="float">
            <text:p>45.452</text:p>
          </table:table-cell>
        </table:table-row>
        <table:table-row table:style-name="ro1">
          <table:table-cell office:value-type="float" office:value="-45.5303" calcext:value-type="float">
            <text:p>-45.5303</text:p>
          </table:table-cell>
          <table:table-cell office:value-type="float" office:value="45" calcext:value-type="float">
            <text:p>45</text:p>
          </table:table-cell>
          <table:table-cell table:formula="of:=ABS([.A31])" office:value-type="float" office:value="45.5303" calcext:value-type="float">
            <text:p>45.5303</text:p>
          </table:table-cell>
        </table:table-row>
        <table:table-row table:style-name="ro1">
          <table:table-cell office:value-type="float" office:value="-45.414" calcext:value-type="float">
            <text:p>-45.414</text:p>
          </table:table-cell>
          <table:table-cell office:value-type="float" office:value="45" calcext:value-type="float">
            <text:p>45</text:p>
          </table:table-cell>
          <table:table-cell table:formula="of:=ABS([.A32])" office:value-type="float" office:value="45.414" calcext:value-type="float">
            <text:p>45.414</text:p>
          </table:table-cell>
        </table:table-row>
        <table:table-row table:style-name="ro1">
          <table:table-cell office:value-type="float" office:value="-46.3629" calcext:value-type="float">
            <text:p>-46.3629</text:p>
          </table:table-cell>
          <table:table-cell office:value-type="float" office:value="45" calcext:value-type="float">
            <text:p>45</text:p>
          </table:table-cell>
          <table:table-cell table:formula="of:=ABS([.A33])" office:value-type="float" office:value="46.3629" calcext:value-type="float">
            <text:p>46.3629</text:p>
          </table:table-cell>
        </table:table-row>
        <table:table-row table:style-name="ro1">
          <table:table-cell office:value-type="float" office:value="-45.6488" calcext:value-type="float">
            <text:p>-45.6488</text:p>
          </table:table-cell>
          <table:table-cell office:value-type="float" office:value="45" calcext:value-type="float">
            <text:p>45</text:p>
          </table:table-cell>
          <table:table-cell table:formula="of:=ABS([.A34])" office:value-type="float" office:value="45.6488" calcext:value-type="float">
            <text:p>45.6488</text:p>
          </table:table-cell>
        </table:table-row>
        <table:table-row table:style-name="ro1">
          <table:table-cell office:value-type="float" office:value="-45.6341" calcext:value-type="float">
            <text:p>-45.6341</text:p>
          </table:table-cell>
          <table:table-cell office:value-type="float" office:value="45" calcext:value-type="float">
            <text:p>45</text:p>
          </table:table-cell>
          <table:table-cell table:formula="of:=ABS([.A35])" office:value-type="float" office:value="45.6341" calcext:value-type="float">
            <text:p>45.6341</text:p>
          </table:table-cell>
        </table:table-row>
        <table:table-row table:style-name="ro1">
          <table:table-cell office:value-type="float" office:value="-45.6045" calcext:value-type="float">
            <text:p>-45.6045</text:p>
          </table:table-cell>
          <table:table-cell office:value-type="float" office:value="45" calcext:value-type="float">
            <text:p>45</text:p>
          </table:table-cell>
          <table:table-cell table:formula="of:=ABS([.A36])" office:value-type="float" office:value="45.6045" calcext:value-type="float">
            <text:p>45.6045</text:p>
          </table:table-cell>
        </table:table-row>
        <table:table-row table:style-name="ro1">
          <table:table-cell office:value-type="float" office:value="-45.5377" calcext:value-type="float">
            <text:p>-45.5377</text:p>
          </table:table-cell>
          <table:table-cell office:value-type="float" office:value="45" calcext:value-type="float">
            <text:p>45</text:p>
          </table:table-cell>
          <table:table-cell table:formula="of:=ABS([.A37])" office:value-type="float" office:value="45.5377" calcext:value-type="float">
            <text:p>45.5377</text:p>
          </table:table-cell>
        </table:table-row>
        <table:table-row table:style-name="ro1">
          <table:table-cell office:value-type="float" office:value="-45.5647" calcext:value-type="float">
            <text:p>-45.5647</text:p>
          </table:table-cell>
          <table:table-cell office:value-type="float" office:value="45" calcext:value-type="float">
            <text:p>45</text:p>
          </table:table-cell>
          <table:table-cell table:formula="of:=ABS([.A38])" office:value-type="float" office:value="45.5647" calcext:value-type="float">
            <text:p>45.5647</text:p>
          </table:table-cell>
        </table:table-row>
        <table:table-row table:style-name="ro1">
          <table:table-cell office:value-type="float" office:value="-45.5511" calcext:value-type="float">
            <text:p>-45.5511</text:p>
          </table:table-cell>
          <table:table-cell office:value-type="float" office:value="45" calcext:value-type="float">
            <text:p>45</text:p>
          </table:table-cell>
          <table:table-cell table:formula="of:=ABS([.A39])" office:value-type="float" office:value="45.5511" calcext:value-type="float">
            <text:p>45.5511</text:p>
          </table:table-cell>
        </table:table-row>
        <table:table-row table:style-name="ro1">
          <table:table-cell office:value-type="float" office:value="-45.6294" calcext:value-type="float">
            <text:p>-45.6294</text:p>
          </table:table-cell>
          <table:table-cell office:value-type="float" office:value="45" calcext:value-type="float">
            <text:p>45</text:p>
          </table:table-cell>
          <table:table-cell table:formula="of:=ABS([.A40])" office:value-type="float" office:value="45.6294" calcext:value-type="float">
            <text:p>45.6294</text:p>
          </table:table-cell>
        </table:table-row>
        <table:table-row table:style-name="ro1">
          <table:table-cell office:value-type="float" office:value="-45.704" calcext:value-type="float">
            <text:p>-45.704</text:p>
          </table:table-cell>
          <table:table-cell office:value-type="float" office:value="45" calcext:value-type="float">
            <text:p>45</text:p>
          </table:table-cell>
          <table:table-cell table:formula="of:=ABS([.A41])" office:value-type="float" office:value="45.704" calcext:value-type="float">
            <text:p>45.704</text:p>
          </table:table-cell>
        </table:table-row>
        <table:table-row table:style-name="ro1">
          <table:table-cell office:value-type="float" office:value="-45.6499" calcext:value-type="float">
            <text:p>-45.6499</text:p>
          </table:table-cell>
          <table:table-cell office:value-type="float" office:value="45" calcext:value-type="float">
            <text:p>45</text:p>
          </table:table-cell>
          <table:table-cell table:formula="of:=ABS([.A42])" office:value-type="float" office:value="45.6499" calcext:value-type="float">
            <text:p>45.6499</text:p>
          </table:table-cell>
        </table:table-row>
        <table:table-row table:style-name="ro1">
          <table:table-cell office:value-type="float" office:value="-45.5811" calcext:value-type="float">
            <text:p>-45.5811</text:p>
          </table:table-cell>
          <table:table-cell office:value-type="float" office:value="45" calcext:value-type="float">
            <text:p>45</text:p>
          </table:table-cell>
          <table:table-cell table:formula="of:=ABS([.A43])" office:value-type="float" office:value="45.5811" calcext:value-type="float">
            <text:p>45.5811</text:p>
          </table:table-cell>
        </table:table-row>
        <table:table-row table:style-name="ro1">
          <table:table-cell office:value-type="float" office:value="-45.6261" calcext:value-type="float">
            <text:p>-45.6261</text:p>
          </table:table-cell>
          <table:table-cell office:value-type="float" office:value="45" calcext:value-type="float">
            <text:p>45</text:p>
          </table:table-cell>
          <table:table-cell table:formula="of:=ABS([.A44])" office:value-type="float" office:value="45.6261" calcext:value-type="float">
            <text:p>45.6261</text:p>
          </table:table-cell>
        </table:table-row>
        <table:table-row table:style-name="ro1">
          <table:table-cell office:value-type="float" office:value="-45.6631" calcext:value-type="float">
            <text:p>-45.6631</text:p>
          </table:table-cell>
          <table:table-cell office:value-type="float" office:value="45" calcext:value-type="float">
            <text:p>45</text:p>
          </table:table-cell>
          <table:table-cell table:formula="of:=ABS([.A45])" office:value-type="float" office:value="45.6631" calcext:value-type="float">
            <text:p>45.6631</text:p>
          </table:table-cell>
        </table:table-row>
        <table:table-row table:style-name="ro1">
          <table:table-cell office:value-type="float" office:value="-45.676" calcext:value-type="float">
            <text:p>-45.676</text:p>
          </table:table-cell>
          <table:table-cell office:value-type="float" office:value="45" calcext:value-type="float">
            <text:p>45</text:p>
          </table:table-cell>
          <table:table-cell table:formula="of:=ABS([.A46])" office:value-type="float" office:value="45.676" calcext:value-type="float">
            <text:p>45.676</text:p>
          </table:table-cell>
        </table:table-row>
        <table:table-row table:style-name="ro1">
          <table:table-cell office:value-type="float" office:value="-45.6534" calcext:value-type="float">
            <text:p>-45.6534</text:p>
          </table:table-cell>
          <table:table-cell office:value-type="float" office:value="45" calcext:value-type="float">
            <text:p>45</text:p>
          </table:table-cell>
          <table:table-cell table:formula="of:=ABS([.A47])" office:value-type="float" office:value="45.6534" calcext:value-type="float">
            <text:p>45.6534</text:p>
          </table:table-cell>
        </table:table-row>
        <table:table-row table:style-name="ro1">
          <table:table-cell office:value-type="float" office:value="-45.5356" calcext:value-type="float">
            <text:p>-45.5356</text:p>
          </table:table-cell>
          <table:table-cell office:value-type="float" office:value="45" calcext:value-type="float">
            <text:p>45</text:p>
          </table:table-cell>
          <table:table-cell table:formula="of:=ABS([.A48])" office:value-type="float" office:value="45.5356" calcext:value-type="float">
            <text:p>45.5356</text:p>
          </table:table-cell>
        </table:table-row>
        <table:table-row table:style-name="ro1">
          <table:table-cell office:value-type="float" office:value="-45.6466" calcext:value-type="float">
            <text:p>-45.6466</text:p>
          </table:table-cell>
          <table:table-cell office:value-type="float" office:value="45" calcext:value-type="float">
            <text:p>45</text:p>
          </table:table-cell>
          <table:table-cell table:formula="of:=ABS([.A49])" office:value-type="float" office:value="45.6466" calcext:value-type="float">
            <text:p>45.6466</text:p>
          </table:table-cell>
        </table:table-row>
        <table:table-row table:style-name="ro1">
          <table:table-cell office:value-type="float" office:value="-45.6738" calcext:value-type="float">
            <text:p>-45.6738</text:p>
          </table:table-cell>
          <table:table-cell office:value-type="float" office:value="45" calcext:value-type="float">
            <text:p>45</text:p>
          </table:table-cell>
          <table:table-cell table:formula="of:=ABS([.A50])" office:value-type="float" office:value="45.6738" calcext:value-type="float">
            <text:p>45.6738</text:p>
          </table:table-cell>
        </table:table-row>
        <table:table-row table:style-name="ro1">
          <table:table-cell office:value-type="float" office:value="-45.4814" calcext:value-type="float">
            <text:p>-45.4814</text:p>
          </table:table-cell>
          <table:table-cell office:value-type="float" office:value="45" calcext:value-type="float">
            <text:p>45</text:p>
          </table:table-cell>
          <table:table-cell table:formula="of:=ABS([.A51])" office:value-type="float" office:value="45.4814" calcext:value-type="float">
            <text:p>45.4814</text:p>
          </table:table-cell>
        </table:table-row>
      </table:table>
      <table:table table:name="chocolate bar" table:style-name="ta1">
        <table:shapes>
          <draw:frame draw:z-index="0" draw:style-name="gr1" draw:text-style-name="P1" svg:width="864pt" svg:height="576pt" svg:x="198.4pt" svg:y="0pt">
            <loext:p draw:notify-on-update-of-ranges="'chocolate bar'.A1:'chocolate bar'.A1 'chocolate bar'.A2:'chocolate bar'.A5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alor de ángulo calculado</text:p>
          </table:table-cell>
          <table:table-cell/>
        </table:table-row>
        <table:table-row table:style-name="ro1">
          <table:table-cell office:value-type="float" office:value="44.8752" calcext:value-type="float">
            <text:p>44.87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503" calcext:value-type="float">
            <text:p>44.950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521" calcext:value-type="float">
            <text:p>44.95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7817" calcext:value-type="float">
            <text:p>44.78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0187" calcext:value-type="float">
            <text:p>45.01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195" calcext:value-type="float">
            <text:p>45.1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8405" calcext:value-type="float">
            <text:p>44.84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2975" calcext:value-type="float">
            <text:p>44.29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8781" calcext:value-type="float">
            <text:p>44.878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022" calcext:value-type="float">
            <text:p>45.0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1615" calcext:value-type="float">
            <text:p>44.16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729" calcext:value-type="float">
            <text:p>44.97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3123" calcext:value-type="float">
            <text:p>45.31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698" calcext:value-type="float">
            <text:p>44.96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5751" calcext:value-type="float">
            <text:p>45.57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2094" calcext:value-type="float">
            <text:p>45.209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6693" calcext:value-type="float">
            <text:p>44.66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4051" calcext:value-type="float">
            <text:p>45.40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2734" calcext:value-type="float">
            <text:p>44.27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8098" calcext:value-type="float">
            <text:p>44.80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447" calcext:value-type="float">
            <text:p>44.94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5107" calcext:value-type="float">
            <text:p>45.51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741" calcext:value-type="float">
            <text:p>44.7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2776" calcext:value-type="float">
            <text:p>45.27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0485" calcext:value-type="float">
            <text:p>45.04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675" calcext:value-type="float">
            <text:p>44.96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3735" calcext:value-type="float">
            <text:p>44.37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6888" calcext:value-type="float">
            <text:p>44.68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8895" calcext:value-type="float">
            <text:p>44.88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2391" calcext:value-type="float">
            <text:p>45.239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0411" calcext:value-type="float">
            <text:p>45.04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5883" calcext:value-type="float">
            <text:p>44.588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602" calcext:value-type="float">
            <text:p>44.96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0232" calcext:value-type="float">
            <text:p>45.02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676" calcext:value-type="float">
            <text:p>44.96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7919" calcext:value-type="float">
            <text:p>44.79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6789" calcext:value-type="float">
            <text:p>45.67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0801" calcext:value-type="float">
            <text:p>45.08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5509" calcext:value-type="float">
            <text:p>45.550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7011" calcext:value-type="float">
            <text:p>44.70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667" calcext:value-type="float">
            <text:p>44.96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5028" calcext:value-type="float">
            <text:p>44.50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893" calcext:value-type="float">
            <text:p>44.98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5971" calcext:value-type="float">
            <text:p>45.597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7899" calcext:value-type="float">
            <text:p>44.78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875" calcext:value-type="float">
            <text:p>44.8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5851" calcext:value-type="float">
            <text:p>44.58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3413" calcext:value-type="float">
            <text:p>44.34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7124" calcext:value-type="float">
            <text:p>44.71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4665" calcext:value-type="float">
            <text:p>44.46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7867" calcext:value-type="float">
            <text:p>44.7867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Jugo" table:style-name="ta1">
        <table:shapes>
          <draw:frame draw:z-index="0" draw:style-name="gr1" draw:text-style-name="P1" svg:width="864pt" svg:height="576pt" svg:x="131.75pt" svg:y="0pt">
            <loext:p draw:notify-on-update-of-ranges="Jugo.A1:Jugo.A1 Jugo.A2:Jugo.A5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 office:value-type="string" calcext:value-type="string">
            <text:p>Valor de ángulo calculado</text:p>
          </table:table-cell>
        </table:table-row>
        <table:table-row table:style-name="ro1">
          <table:table-cell office:value-type="float" office:value="42.6312" calcext:value-type="float">
            <text:p>42.6312</text:p>
          </table:table-cell>
        </table:table-row>
        <table:table-row table:style-name="ro1">
          <table:table-cell office:value-type="float" office:value="41.3389" calcext:value-type="float">
            <text:p>41.3389</text:p>
          </table:table-cell>
        </table:table-row>
        <table:table-row table:style-name="ro1">
          <table:table-cell office:value-type="float" office:value="40.3266" calcext:value-type="float">
            <text:p>40.3266</text:p>
          </table:table-cell>
        </table:table-row>
        <table:table-row table:style-name="ro1">
          <table:table-cell office:value-type="float" office:value="41.2384" calcext:value-type="float">
            <text:p>41.2384</text:p>
          </table:table-cell>
        </table:table-row>
        <table:table-row table:style-name="ro1">
          <table:table-cell office:value-type="float" office:value="42.9519" calcext:value-type="float">
            <text:p>42.9519</text:p>
          </table:table-cell>
        </table:table-row>
        <table:table-row table:style-name="ro1">
          <table:table-cell office:value-type="float" office:value="39.8679" calcext:value-type="float">
            <text:p>39.8679</text:p>
          </table:table-cell>
        </table:table-row>
        <table:table-row table:style-name="ro1">
          <table:table-cell office:value-type="float" office:value="39.3504" calcext:value-type="float">
            <text:p>39.3504</text:p>
          </table:table-cell>
        </table:table-row>
        <table:table-row table:style-name="ro1">
          <table:table-cell office:value-type="float" office:value="42.6463" calcext:value-type="float">
            <text:p>42.6463</text:p>
          </table:table-cell>
        </table:table-row>
        <table:table-row table:style-name="ro1">
          <table:table-cell office:value-type="float" office:value="39.6968" calcext:value-type="float">
            <text:p>39.6968</text:p>
          </table:table-cell>
        </table:table-row>
        <table:table-row table:style-name="ro1">
          <table:table-cell office:value-type="float" office:value="42.0476" calcext:value-type="float">
            <text:p>42.0476</text:p>
          </table:table-cell>
        </table:table-row>
        <table:table-row table:style-name="ro1">
          <table:table-cell office:value-type="float" office:value="39.864" calcext:value-type="float">
            <text:p>39.864</text:p>
          </table:table-cell>
        </table:table-row>
        <table:table-row table:style-name="ro1">
          <table:table-cell office:value-type="float" office:value="39.3043" calcext:value-type="float">
            <text:p>39.3043</text:p>
          </table:table-cell>
        </table:table-row>
        <table:table-row table:style-name="ro1">
          <table:table-cell office:value-type="float" office:value="40.0428" calcext:value-type="float">
            <text:p>40.0428</text:p>
          </table:table-cell>
        </table:table-row>
        <table:table-row table:style-name="ro1">
          <table:table-cell office:value-type="float" office:value="40.3031" calcext:value-type="float">
            <text:p>40.3031</text:p>
          </table:table-cell>
        </table:table-row>
        <table:table-row table:style-name="ro1">
          <table:table-cell office:value-type="float" office:value="40.4895" calcext:value-type="float">
            <text:p>40.4895</text:p>
          </table:table-cell>
        </table:table-row>
        <table:table-row table:style-name="ro1">
          <table:table-cell office:value-type="float" office:value="40.3819" calcext:value-type="float">
            <text:p>40.3819</text:p>
          </table:table-cell>
        </table:table-row>
        <table:table-row table:style-name="ro1">
          <table:table-cell office:value-type="float" office:value="40.0184" calcext:value-type="float">
            <text:p>40.0184</text:p>
          </table:table-cell>
        </table:table-row>
        <table:table-row table:style-name="ro1">
          <table:table-cell office:value-type="float" office:value="42.8154" calcext:value-type="float">
            <text:p>42.8154</text:p>
          </table:table-cell>
        </table:table-row>
        <table:table-row table:style-name="ro1">
          <table:table-cell office:value-type="float" office:value="39.5259" calcext:value-type="float">
            <text:p>39.5259</text:p>
          </table:table-cell>
        </table:table-row>
        <table:table-row table:style-name="ro1">
          <table:table-cell office:value-type="float" office:value="40.6006" calcext:value-type="float">
            <text:p>40.6006</text:p>
          </table:table-cell>
        </table:table-row>
        <table:table-row table:style-name="ro1">
          <table:table-cell office:value-type="float" office:value="39.9618" calcext:value-type="float">
            <text:p>39.9618</text:p>
          </table:table-cell>
        </table:table-row>
        <table:table-row table:style-name="ro1">
          <table:table-cell office:value-type="float" office:value="40.4464" calcext:value-type="float">
            <text:p>40.4464</text:p>
          </table:table-cell>
        </table:table-row>
        <table:table-row table:style-name="ro1">
          <table:table-cell office:value-type="float" office:value="42.1588" calcext:value-type="float">
            <text:p>42.1588</text:p>
          </table:table-cell>
        </table:table-row>
        <table:table-row table:style-name="ro1">
          <table:table-cell office:value-type="float" office:value="46.2522" calcext:value-type="float">
            <text:p>46.2522</text:p>
          </table:table-cell>
        </table:table-row>
        <table:table-row table:style-name="ro1">
          <table:table-cell office:value-type="float" office:value="43.324" calcext:value-type="float">
            <text:p>43.324</text:p>
          </table:table-cell>
        </table:table-row>
        <table:table-row table:style-name="ro1">
          <table:table-cell office:value-type="float" office:value="42.4406" calcext:value-type="float">
            <text:p>42.4406</text:p>
          </table:table-cell>
        </table:table-row>
        <table:table-row table:style-name="ro1">
          <table:table-cell office:value-type="float" office:value="37.5849" calcext:value-type="float">
            <text:p>37.5849</text:p>
          </table:table-cell>
        </table:table-row>
        <table:table-row table:style-name="ro1">
          <table:table-cell office:value-type="float" office:value="39.7694" calcext:value-type="float">
            <text:p>39.7694</text:p>
          </table:table-cell>
        </table:table-row>
        <table:table-row table:style-name="ro1">
          <table:table-cell office:value-type="float" office:value="41.974" calcext:value-type="float">
            <text:p>41.974</text:p>
          </table:table-cell>
        </table:table-row>
        <table:table-row table:style-name="ro1">
          <table:table-cell office:value-type="float" office:value="40.4082" calcext:value-type="float">
            <text:p>40.4082</text:p>
          </table:table-cell>
        </table:table-row>
        <table:table-row table:style-name="ro1">
          <table:table-cell office:value-type="float" office:value="46.5787" calcext:value-type="float">
            <text:p>46.5787</text:p>
          </table:table-cell>
        </table:table-row>
        <table:table-row table:style-name="ro1">
          <table:table-cell office:value-type="float" office:value="41.829" calcext:value-type="float">
            <text:p>41.829</text:p>
          </table:table-cell>
        </table:table-row>
        <table:table-row table:style-name="ro1">
          <table:table-cell office:value-type="float" office:value="38.4678" calcext:value-type="float">
            <text:p>38.4678</text:p>
          </table:table-cell>
        </table:table-row>
        <table:table-row table:style-name="ro1">
          <table:table-cell office:value-type="float" office:value="44.8988" calcext:value-type="float">
            <text:p>44.8988</text:p>
          </table:table-cell>
        </table:table-row>
        <table:table-row table:style-name="ro1">
          <table:table-cell office:value-type="float" office:value="40.21" calcext:value-type="float">
            <text:p>40.21</text:p>
          </table:table-cell>
        </table:table-row>
        <table:table-row table:style-name="ro1">
          <table:table-cell office:value-type="float" office:value="46.6579" calcext:value-type="float">
            <text:p>46.6579</text:p>
          </table:table-cell>
        </table:table-row>
        <table:table-row table:style-name="ro1">
          <table:table-cell office:value-type="float" office:value="40.8952" calcext:value-type="float">
            <text:p>40.8952</text:p>
          </table:table-cell>
        </table:table-row>
        <table:table-row table:style-name="ro1">
          <table:table-cell office:value-type="float" office:value="41.9927" calcext:value-type="float">
            <text:p>41.9927</text:p>
          </table:table-cell>
        </table:table-row>
        <table:table-row table:style-name="ro1">
          <table:table-cell office:value-type="float" office:value="41.3607" calcext:value-type="float">
            <text:p>41.3607</text:p>
          </table:table-cell>
        </table:table-row>
        <table:table-row table:style-name="ro1">
          <table:table-cell office:value-type="float" office:value="44.6348" calcext:value-type="float">
            <text:p>44.6348</text:p>
          </table:table-cell>
        </table:table-row>
        <table:table-row table:style-name="ro1">
          <table:table-cell office:value-type="float" office:value="41.41" calcext:value-type="float">
            <text:p>41.41</text:p>
          </table:table-cell>
        </table:table-row>
        <table:table-row table:style-name="ro1">
          <table:table-cell office:value-type="float" office:value="42.0149" calcext:value-type="float">
            <text:p>42.0149</text:p>
          </table:table-cell>
        </table:table-row>
        <table:table-row table:style-name="ro1">
          <table:table-cell office:value-type="float" office:value="47.1041" calcext:value-type="float">
            <text:p>47.1041</text:p>
          </table:table-cell>
        </table:table-row>
        <table:table-row table:style-name="ro1">
          <table:table-cell office:value-type="float" office:value="42.3206" calcext:value-type="float">
            <text:p>42.3206</text:p>
          </table:table-cell>
        </table:table-row>
        <table:table-row table:style-name="ro1">
          <table:table-cell office:value-type="float" office:value="40.3874" calcext:value-type="float">
            <text:p>40.3874</text:p>
          </table:table-cell>
        </table:table-row>
        <table:table-row table:style-name="ro1">
          <table:table-cell office:value-type="float" office:value="40.3904" calcext:value-type="float">
            <text:p>40.3904</text:p>
          </table:table-cell>
        </table:table-row>
        <table:table-row table:style-name="ro1">
          <table:table-cell office:value-type="float" office:value="41.5572" calcext:value-type="float">
            <text:p>41.5572</text:p>
          </table:table-cell>
        </table:table-row>
        <table:table-row table:style-name="ro1">
          <table:table-cell office:value-type="float" office:value="42.5745" calcext:value-type="float">
            <text:p>42.5745</text:p>
          </table:table-cell>
        </table:table-row>
        <table:table-row table:style-name="ro1">
          <table:table-cell office:value-type="float" office:value="41.4366" calcext:value-type="float">
            <text:p>41.4366</text:p>
          </table:table-cell>
        </table:table-row>
        <table:table-row table:style-name="ro1">
          <table:table-cell office:value-type="float" office:value="39.9188" calcext:value-type="float">
            <text:p>39.9188</text:p>
          </table:table-cell>
        </table:table-row>
        <table:table-row table:style-name="ro1">
          <table:table-cell office:value-type="float" office:value="40.7829" calcext:value-type="float">
            <text:p>40.7829</text:p>
          </table:table-cell>
        </table:table-row>
      </table:table>
      <table:table table:name="Joystick" table:style-name="ta1">
        <table:shapes>
          <draw:frame draw:z-index="0" draw:style-name="gr1" draw:text-style-name="P1" svg:width="864pt" svg:height="576pt" svg:x="223.94pt" svg:y="0pt">
            <loext:p draw:notify-on-update-of-ranges="Joystick.A1:Joystick.A1 Joystick.A2:Joystick.A5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lor de ángulo calculado</text:p>
          </table:table-cell>
          <table:table-cell/>
        </table:table-row>
        <table:table-row table:style-name="ro1">
          <table:table-cell office:value-type="float" office:value="48.2049" calcext:value-type="float">
            <text:p>48.20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5609" calcext:value-type="float">
            <text:p>47.560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9451" calcext:value-type="float">
            <text:p>45.94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1452" calcext:value-type="float">
            <text:p>47.14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2248" calcext:value-type="float">
            <text:p>46.22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1564" calcext:value-type="float">
            <text:p>46.156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2799" calcext:value-type="float">
            <text:p>46.27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1567" calcext:value-type="float">
            <text:p>45.15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6122" calcext:value-type="float">
            <text:p>44.61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5894" calcext:value-type="float">
            <text:p>47.589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.344" calcext:value-type="float">
            <text:p>49.3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0075" calcext:value-type="float">
            <text:p>46.00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6607" calcext:value-type="float">
            <text:p>44.66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2122" calcext:value-type="float">
            <text:p>47.21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9619" calcext:value-type="float">
            <text:p>46.96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82" calcext:value-type="float">
            <text:p>47.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4606" calcext:value-type="float">
            <text:p>44.460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9234" calcext:value-type="float">
            <text:p>47.92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3987" calcext:value-type="float">
            <text:p>47.39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8326" calcext:value-type="float">
            <text:p>45.83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9743" calcext:value-type="float">
            <text:p>47.97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5682" calcext:value-type="float">
            <text:p>44.56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.0152" calcext:value-type="float">
            <text:p>48.01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9848" calcext:value-type="float">
            <text:p>47.98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5962" calcext:value-type="float">
            <text:p>46.59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.1774" calcext:value-type="float">
            <text:p>48.17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.0668" calcext:value-type="float">
            <text:p>48.06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6857" calcext:value-type="float">
            <text:p>46.68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8684" calcext:value-type="float">
            <text:p>46.86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755" calcext:value-type="float">
            <text:p>47.7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6718" calcext:value-type="float">
            <text:p>46.67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1677" calcext:value-type="float">
            <text:p>46.167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4953" calcext:value-type="float">
            <text:p>47.49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2641" calcext:value-type="float">
            <text:p>47.26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7374" calcext:value-type="float">
            <text:p>45.73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6423" calcext:value-type="float">
            <text:p>46.64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8326" calcext:value-type="float">
            <text:p>45.83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1688" calcext:value-type="float">
            <text:p>46.16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.1027" calcext:value-type="float">
            <text:p>48.10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595" calcext:value-type="float">
            <text:p>47.5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9913" calcext:value-type="float">
            <text:p>46.99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.4403" calcext:value-type="float">
            <text:p>48.440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8969" calcext:value-type="float">
            <text:p>45.896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.6628" calcext:value-type="float">
            <text:p>48.66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1312" calcext:value-type="float">
            <text:p>47.13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6733" calcext:value-type="float">
            <text:p>46.67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.66" calcext:value-type="float">
            <text:p>49.6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6257" calcext:value-type="float">
            <text:p>46.62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3999" calcext:value-type="float">
            <text:p>46.39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2911" calcext:value-type="float">
            <text:p>45.2911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0:31:51.861881022</meta:creation-date>
    <dc:date>2018-04-11T22:02:53.018912750</dc:date>
    <meta:editing-duration>PT1H10M25S</meta:editing-duration>
    <meta:editing-cycles>15</meta:editing-cycles>
    <meta:generator>LibreOffice/5.1.6.2$Linux_X86_64 LibreOffice_project/10m0$Build-2</meta:generator>
    <meta:document-statistic meta:table-count="5" meta:cell-count="51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scatter" chart:style-name="ch1">
        <chart:title svg:x="12.828cm" svg:y="0.542cm" chart:style-name="ch2">
          <text:p>Estimación de ángulos</text:p>
        </chart:title>
        <chart:subtitle svg:x="11.466cm" svg:y="1.753cm" chart:style-name="ch3">
          <text:p>Caja de leche con orientación de 45 grados</text:p>
        </chart:subtitle>
        <chart:legend chart:legend-position="end" svg:x="24.904cm" svg:y="9.865cm" style:legend-expansion="high" chart:style-name="ch4"/>
        <chart:plot-area chart:style-name="ch5" table:cell-range-address="milk.A1:milk.A51" chart:data-source-has-labels="row" svg:x="1.603cm" svg:y="2.816cm" svg:width="22.692cm" svg:height="16.135cm">
          <chartooo:coordinate-region svg:x="2.277cm" svg:y="3.011cm" svg:width="21.805cm" svg:height="15.301cm"/>
          <chart:axis chart:dimension="x" chart:name="primary-x" chart:style-name="ch6">
            <chart:title svg:x="12.292cm" svg:y="19.358cm" chart:style-name="ch7">
              <text:p>Eventos</text:p>
            </chart:title>
          </chart:axis>
          <chart:axis chart:dimension="y" chart:name="primary-y" chart:style-name="ch8">
            <chart:title svg:x="0.451cm" svg:y="12.21cm" chart:style-name="ch9">
              <text:p>Ángulo en grados</text:p>
            </chart:title>
            <chart:grid chart:style-name="ch10" chart:class="major"/>
          </chart:axis>
          <chart:series chart:style-name="ch11" chart:values-cell-range-address="milk.A2:milk.A51" chart:label-cell-address="milk.A1:milk.A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de ángulo calculado</text:p>
                <draw:g>
                  <svg:desc>milk.A1:milk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8872">
                <text:p>39.8872</text:p>
                <draw:g>
                  <svg:desc>milk.A2:milk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5857">
                <text:p>41.5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0051">
                <text:p>41.0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7563">
                <text:p>40.7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4789">
                <text:p>42.4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7505">
                <text:p>41.7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.819">
                <text:p>40.8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8885">
                <text:p>43.8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4729">
                <text:p>43.47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1188">
                <text:p>43.1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3702">
                <text:p>39.37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798">
                <text:p>41.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72">
                <text:p>39.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9451">
                <text:p>40.9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.6187">
                <text:p>42.6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4261">
                <text:p>39.4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5625">
                <text:p>40.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.0165">
                <text:p>40.0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3555">
                <text:p>39.35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.9459">
                <text:p>37.9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4366">
                <text:p>37.43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.5341">
                <text:p>40.53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.8217">
                <text:p>40.8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.178">
                <text:p>40.1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.0299">
                <text:p>43.0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3472">
                <text:p>41.34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7268">
                <text:p>43.72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6885">
                <text:p>41.68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3725">
                <text:p>44.3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3183">
                <text:p>44.31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.9334">
                <text:p>40.93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.042">
                <text:p>41.0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.5889">
                <text:p>42.5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888">
                <text:p>42.8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4717">
                <text:p>40.4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.0071">
                <text:p>41.00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.3875">
                <text:p>41.3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6521">
                <text:p>41.65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.7589">
                <text:p>42.75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5473">
                <text:p>41.54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1273">
                <text:p>40.12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6442">
                <text:p>41.64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8887">
                <text:p>40.88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.7836">
                <text:p>40.7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.945">
                <text:p>38.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7946">
                <text:p>43.79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.5262">
                <text:p>43.52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.9901">
                <text:p>40.99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7671">
                <text:p>38.76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.4119">
                <text:p>40.4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scatter" chart:style-name="ch1">
        <chart:title svg:x="12.828cm" svg:y="0.542cm" chart:style-name="ch2">
          <text:p>Estimación de ángulos</text:p>
        </chart:title>
        <chart:subtitle svg:x="11.395cm" svg:y="1.753cm" chart:style-name="ch3">
          <text:p>Caja de cereal con orientación de 45 grados</text:p>
        </chart:subtitle>
        <chart:legend chart:legend-position="end" svg:x="24.904cm" svg:y="9.865cm" style:legend-expansion="high" chart:style-name="ch4"/>
        <chart:plot-area chart:style-name="ch5" table:cell-range-address="'Cereal box'.C1:'Cereal box'.C51" chart:data-source-has-labels="row" svg:x="1.603cm" svg:y="2.816cm" svg:width="22.692cm" svg:height="16.135cm">
          <chartooo:coordinate-region svg:x="2.595cm" svg:y="3.011cm" svg:width="21.487cm" svg:height="15.301cm"/>
          <chart:axis chart:dimension="x" chart:name="primary-x" chart:style-name="ch6">
            <chart:title svg:x="12.292cm" svg:y="19.358cm" chart:style-name="ch7">
              <text:p>Eventos</text:p>
            </chart:title>
          </chart:axis>
          <chart:axis chart:dimension="y" chart:name="primary-y" chart:style-name="ch8">
            <chart:title svg:x="0.451cm" svg:y="12.21cm" chart:style-name="ch9">
              <text:p>Ángulo en grados</text:p>
            </chart:title>
            <chart:grid chart:style-name="ch10" chart:class="major"/>
          </chart:axis>
          <chart:series chart:style-name="ch11" chart:values-cell-range-address="'Cereal box'.C2:'Cereal box'.C51" chart:label-cell-address="'Cereal box'.C1:'Cereal box'.C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de ángulo calculado</text:p>
                <draw:g>
                  <svg:desc>'Cereal box'.C1:'Cereal box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9077">
                <text:p>45.9077</text:p>
                <draw:g>
                  <svg:desc>'Cereal box'.C2:'Cereal box'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9411">
                <text:p>45.9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0744">
                <text:p>46.0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894">
                <text:p>45.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0284">
                <text:p>46.0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9636">
                <text:p>44.9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5367">
                <text:p>45.53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5436">
                <text:p>45.5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5201">
                <text:p>45.5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4707">
                <text:p>45.4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4915">
                <text:p>45.49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4716">
                <text:p>45.4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4878">
                <text:p>45.48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.4824">
                <text:p>45.48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4631">
                <text:p>45.46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.48">
                <text:p>45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4763">
                <text:p>45.47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4629">
                <text:p>45.4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.4658">
                <text:p>45.4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4534">
                <text:p>45.4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.4703">
                <text:p>45.47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4771">
                <text:p>45.4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.4301">
                <text:p>45.4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.4422">
                <text:p>45.44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.4529">
                <text:p>45.4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4366">
                <text:p>45.4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.4528">
                <text:p>45.4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.4673">
                <text:p>45.46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452">
                <text:p>45.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.5303">
                <text:p>45.53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.414">
                <text:p>45.4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.3629">
                <text:p>46.36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6488">
                <text:p>45.64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6341">
                <text:p>45.63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.6045">
                <text:p>45.60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5377">
                <text:p>45.53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.5647">
                <text:p>45.56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.5511">
                <text:p>45.55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.6294">
                <text:p>45.6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.704">
                <text:p>45.7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.6499">
                <text:p>45.6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.5811">
                <text:p>45.58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.6261">
                <text:p>45.62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.6631">
                <text:p>45.66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.676">
                <text:p>45.6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6534">
                <text:p>45.65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.5356">
                <text:p>45.53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.6466">
                <text:p>45.64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.6738">
                <text:p>45.6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4814">
                <text:p>45.48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scatter" chart:style-name="ch1">
        <chart:title svg:x="12.828cm" svg:y="0.542cm" chart:style-name="ch2">
          <text:p>Estimación de ángulos</text:p>
        </chart:title>
        <chart:subtitle svg:x="11.007cm" svg:y="1.753cm" chart:style-name="ch3">
          <text:p>Barra de chocolate con orientación de 45 grados</text:p>
        </chart:subtitle>
        <chart:legend chart:legend-position="end" svg:x="24.904cm" svg:y="9.865cm" style:legend-expansion="high" chart:style-name="ch4"/>
        <chart:plot-area chart:style-name="ch5" table:cell-range-address="'chocolate bar'.A1:'chocolate bar'.A52" chart:data-source-has-labels="row" svg:x="1.603cm" svg:y="2.816cm" svg:width="22.692cm" svg:height="16.135cm">
          <chartooo:coordinate-region svg:x="2.595cm" svg:y="3.011cm" svg:width="21.487cm" svg:height="15.301cm"/>
          <chart:axis chart:dimension="x" chart:name="primary-x" chart:style-name="ch6">
            <chart:title svg:x="12.292cm" svg:y="19.358cm" chart:style-name="ch7">
              <text:p>Eventos</text:p>
            </chart:title>
          </chart:axis>
          <chart:axis chart:dimension="y" chart:name="primary-y" chart:style-name="ch8">
            <chart:title svg:x="0.451cm" svg:y="12.21cm" chart:style-name="ch9">
              <text:p>Ángulo en grados</text:p>
            </chart:title>
            <chart:grid chart:style-name="ch10" chart:class="major"/>
          </chart:axis>
          <chart:series chart:style-name="ch11" chart:values-cell-range-address="'chocolate bar'.A2:'chocolate bar'.A52" chart:label-cell-address="'chocolate bar'.A1:'chocolate bar'.A1" chart:class="chart:scatter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de ángulo calculado</text:p>
                <draw:g>
                  <svg:desc>'chocolate bar'.A1:'chocolate bar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8752">
                <text:p>44.8752</text:p>
                <draw:g>
                  <svg:desc>'chocolate bar'.A2:'chocolate bar'.A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9503">
                <text:p>44.9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9521">
                <text:p>44.9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7817">
                <text:p>44.7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0187">
                <text:p>45.0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195">
                <text:p>45.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8405">
                <text:p>44.8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975">
                <text:p>44.2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8781">
                <text:p>44.8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022">
                <text:p>45.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1615">
                <text:p>44.16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9729">
                <text:p>44.97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3123">
                <text:p>45.31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698">
                <text:p>44.9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5751">
                <text:p>45.57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.2094">
                <text:p>45.2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6693">
                <text:p>44.66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4051">
                <text:p>45.40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2734">
                <text:p>44.2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8098">
                <text:p>44.8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.9447">
                <text:p>44.9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5107">
                <text:p>45.5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741">
                <text:p>44.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.2776">
                <text:p>45.27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.0485">
                <text:p>45.04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.9675">
                <text:p>44.9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3735">
                <text:p>44.37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.6888">
                <text:p>44.6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8895">
                <text:p>44.88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.2391">
                <text:p>45.23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.0411">
                <text:p>45.04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5883">
                <text:p>44.58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.9602">
                <text:p>44.9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0232">
                <text:p>45.0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9676">
                <text:p>44.96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7919">
                <text:p>44.79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.6789">
                <text:p>45.67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.0801">
                <text:p>45.0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.5509">
                <text:p>45.55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7011">
                <text:p>44.70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.9667">
                <text:p>44.9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.5028">
                <text:p>44.50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9893">
                <text:p>44.98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.5971">
                <text:p>45.59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7899">
                <text:p>44.78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875">
                <text:p>44.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5851">
                <text:p>44.58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3413">
                <text:p>44.34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7124">
                <text:p>44.7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.4665">
                <text:p>44.46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.7867">
                <text:p>44.78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scatter" chart:style-name="ch1">
        <chart:title svg:x="12.828cm" svg:y="0.542cm" chart:style-name="ch2">
          <text:p>Estimación de ángulos</text:p>
        </chart:title>
        <chart:subtitle svg:x="11.571cm" svg:y="1.753cm" chart:style-name="ch3">
          <text:p>Caja de jugo con orientación de 45 grados</text:p>
        </chart:subtitle>
        <chart:legend chart:legend-position="end" svg:x="24.904cm" svg:y="9.865cm" style:legend-expansion="high" chart:style-name="ch4"/>
        <chart:plot-area chart:style-name="ch5" table:cell-range-address="Jugo.A1:Jugo.A52" chart:data-source-has-labels="row" svg:x="1.603cm" svg:y="2.816cm" svg:width="22.692cm" svg:height="16.135cm">
          <chartooo:coordinate-region svg:x="2.277cm" svg:y="3.011cm" svg:width="21.805cm" svg:height="15.301cm"/>
          <chart:axis chart:dimension="x" chart:name="primary-x" chart:style-name="ch6">
            <chart:title svg:x="12.292cm" svg:y="19.358cm" chart:style-name="ch7">
              <text:p>Eventos</text:p>
            </chart:title>
          </chart:axis>
          <chart:axis chart:dimension="y" chart:name="primary-y" chart:style-name="ch8">
            <chart:title svg:x="0.451cm" svg:y="12.21cm" chart:style-name="ch9">
              <text:p>Ángulo en grados</text:p>
            </chart:title>
            <chart:grid chart:style-name="ch10" chart:class="major"/>
          </chart:axis>
          <chart:series chart:style-name="ch11" chart:values-cell-range-address="Jugo.A2:Jugo.A52" chart:label-cell-address="Jugo.A1:Jugo.A1" chart:class="chart:scatter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de ángulo calculado</text:p>
                <draw:g>
                  <svg:desc>Jugo.A1:Jugo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6312">
                <text:p>42.6312</text:p>
                <draw:g>
                  <svg:desc>Jugo.A2:Jugo.A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3389">
                <text:p>41.3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3266">
                <text:p>40.3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2384">
                <text:p>41.2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9519">
                <text:p>42.9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8679">
                <text:p>39.8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3504">
                <text:p>39.3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6463">
                <text:p>42.6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6968">
                <text:p>39.6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0476">
                <text:p>42.0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864">
                <text:p>39.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3043">
                <text:p>39.3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0428">
                <text:p>40.0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3031">
                <text:p>40.3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4895">
                <text:p>40.4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.3819">
                <text:p>40.38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0184">
                <text:p>40.0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8154">
                <text:p>42.8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5259">
                <text:p>39.52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6006">
                <text:p>40.6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9618">
                <text:p>39.96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.4464">
                <text:p>40.44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.1588">
                <text:p>42.1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2522">
                <text:p>46.2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.324">
                <text:p>43.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.4406">
                <text:p>42.44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5849">
                <text:p>37.58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.7694">
                <text:p>39.76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.974">
                <text:p>41.9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4082">
                <text:p>40.4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.5787">
                <text:p>46.57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.829">
                <text:p>41.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.4678">
                <text:p>38.46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8988">
                <text:p>44.89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21">
                <text:p>40.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.6579">
                <text:p>46.6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.8952">
                <text:p>40.8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9927">
                <text:p>41.99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3607">
                <text:p>41.36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6348">
                <text:p>44.63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41">
                <text:p>41.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.0149">
                <text:p>42.0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.1041">
                <text:p>47.10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3206">
                <text:p>42.32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.3874">
                <text:p>40.3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.3904">
                <text:p>40.39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5572">
                <text:p>41.55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.5745">
                <text:p>42.57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.4366">
                <text:p>41.43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.9188">
                <text:p>39.9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.7829">
                <text:p>40.78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scatter" chart:style-name="ch1">
        <chart:title svg:x="12.828cm" svg:y="0.542cm" chart:style-name="ch2">
          <text:p>Estimación de ángulos</text:p>
        </chart:title>
        <chart:subtitle svg:x="10.672cm" svg:y="1.753cm" chart:style-name="ch3">
          <text:p>Control de videojuegos con orientación de 45 grados</text:p>
        </chart:subtitle>
        <chart:legend chart:legend-position="end" svg:x="24.904cm" svg:y="9.865cm" style:legend-expansion="high" chart:style-name="ch4"/>
        <chart:plot-area chart:style-name="ch5" table:cell-range-address="Joystick.A1:Joystick.A52" chart:data-source-has-labels="row" svg:x="1.603cm" svg:y="2.816cm" svg:width="22.692cm" svg:height="16.135cm">
          <chartooo:coordinate-region svg:x="2.277cm" svg:y="3.011cm" svg:width="21.805cm" svg:height="15.301cm"/>
          <chart:axis chart:dimension="x" chart:name="primary-x" chart:style-name="ch6">
            <chart:title svg:x="12.292cm" svg:y="19.358cm" chart:style-name="ch7">
              <text:p>Eventos</text:p>
            </chart:title>
          </chart:axis>
          <chart:axis chart:dimension="y" chart:name="primary-y" chart:style-name="ch8">
            <chart:title svg:x="0.451cm" svg:y="12.21cm" chart:style-name="ch9">
              <text:p>Ángulo en grados</text:p>
            </chart:title>
            <chart:grid chart:style-name="ch10" chart:class="major"/>
          </chart:axis>
          <chart:series chart:style-name="ch11" chart:values-cell-range-address="Joystick.A2:Joystick.A52" chart:label-cell-address="Joystick.A1:Joystick.A1" chart:class="chart:scatter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de ángulo calculado</text:p>
                <draw:g>
                  <svg:desc>Joystick.A1:Joystick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2049">
                <text:p>48.2049</text:p>
                <draw:g>
                  <svg:desc>Joystick.A2:Joystick.A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5609">
                <text:p>47.5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9451">
                <text:p>45.9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1452">
                <text:p>47.1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2248">
                <text:p>46.2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1564">
                <text:p>46.1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2799">
                <text:p>46.2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1567">
                <text:p>45.1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6122">
                <text:p>44.6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5894">
                <text:p>47.5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.344">
                <text:p>49.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.0075">
                <text:p>46.0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6607">
                <text:p>44.6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.2122">
                <text:p>47.2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9619">
                <text:p>46.9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.82">
                <text:p>47.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4606">
                <text:p>44.4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9234">
                <text:p>47.9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3987">
                <text:p>47.3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8326">
                <text:p>45.8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743">
                <text:p>47.9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5682">
                <text:p>44.5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.0152">
                <text:p>48.0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.9848">
                <text:p>47.9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5962">
                <text:p>46.59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1774">
                <text:p>48.17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.0668">
                <text:p>48.06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.6857">
                <text:p>46.6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.8684">
                <text:p>46.8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755">
                <text:p>47.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.6718">
                <text:p>46.6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.1677">
                <text:p>46.16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953">
                <text:p>47.4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.2641">
                <text:p>47.26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.7374">
                <text:p>45.73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.6423">
                <text:p>46.64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.8326">
                <text:p>45.83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.1688">
                <text:p>46.16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1027">
                <text:p>48.10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595">
                <text:p>47.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.9913">
                <text:p>46.99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.4403">
                <text:p>48.44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.8969">
                <text:p>45.89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6628">
                <text:p>48.6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1312">
                <text:p>47.1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6733">
                <text:p>46.67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.6257">
                <text:p>46.6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.3999">
                <text:p>46.3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.2911">
                <text:p>45.29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